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.85pt"/>
    </style:style>
    <style:style style:name="co2" style:family="table-column">
      <style:table-column-properties fo:break-before="auto" style:column-width="47.76pt"/>
    </style:style>
    <style:style style:name="co3" style:family="table-column">
      <style:table-column-properties fo:break-before="auto" style:column-width="68.2pt"/>
    </style:style>
    <style:style style:name="co4" style:family="table-column">
      <style:table-column-properties fo:break-before="auto" style:column-width="45.35pt"/>
    </style:style>
    <style:style style:name="co5" style:family="table-column">
      <style:table-column-properties fo:break-before="auto" style:column-width="48.95pt"/>
    </style:style>
    <style:style style:name="co6" style:family="table-column">
      <style:table-column-properties fo:break-before="auto" style:column-width="59.81pt"/>
    </style:style>
    <style:style style:name="co7" style:family="table-column">
      <style:table-column-properties fo:break-before="auto" style:column-width="70.61pt"/>
    </style:style>
    <style:style style:name="co8" style:family="table-column">
      <style:table-column-properties fo:break-before="auto" style:column-width="74.21pt"/>
    </style:style>
    <style:style style:name="co9" style:family="table-column">
      <style:table-column-properties fo:break-before="auto" style:column-width="85.04pt"/>
    </style:style>
    <style:style style:name="co10" style:family="table-column">
      <style:table-column-properties fo:break-before="auto" style:column-width="120.56pt"/>
    </style:style>
    <style:style style:name="co11" style:family="table-column">
      <style:table-column-properties fo:break-before="auto" style:column-width="43.54pt"/>
    </style:style>
    <style:style style:name="co12" style:family="table-column">
      <style:table-column-properties fo:break-before="auto" style:column-width="76.59pt"/>
    </style:style>
    <style:style style:name="co13" style:family="table-column">
      <style:table-column-properties fo:break-before="auto" style:column-width="95.9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a-st300-3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enario</text:p>
          </table:table-cell>
          <table:table-cell office:value-type="string" calcext:value-type="string">
            <text:p>Actual Range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otal nodes</text:p>
          </table:table-cell>
          <table:table-cell office:value-type="string" calcext:value-type="string">
            <text:p>Nodes on circ</text:p>
          </table:table-cell>
          <table:table-cell office:value-type="string" calcext:value-type="string">
            <text:p>Total coverage</text:p>
          </table:table-cell>
          <table:table-cell office:value-type="string" calcext:value-type="string">
            <text:p>Coverage on circ</text:p>
          </table:table-cell>
          <table:table-cell office:value-type="string" calcext:value-type="string">
            <text:p>Alert received mean time</text:p>
          </table:table-cell>
          <table:table-cell office:value-type="string" calcext:value-type="string">
            <text:p>Hops</text:p>
          </table:table-cell>
          <table:table-cell office:value-type="string" calcext:value-type="string">
            <text:p>Slots</text:p>
          </table:table-cell>
          <table:table-cell office:value-type="string" calcext:value-type="string">
            <text:p>Messages sent</text:p>
          </table:table-cell>
          <table:table-cell office:value-type="string" calcext:value-type="string">
            <text:p>Messages recei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6" calcext:value-type="float">
            <text:p>1876</text:p>
          </table:table-cell>
          <table:table-cell office:value-type="float" office:value="46" calcext:value-type="float">
            <text:p>46</text:p>
          </table:table-cell>
          <table:table-cell office:value-type="float" office:value="804693000" calcext:value-type="float">
            <text:p>804693000</text:p>
          </table:table-cell>
          <table:table-cell office:value-type="float" office:value="4.43478" calcext:value-type="float">
            <text:p>4.43478</text:p>
          </table:table-cell>
          <table:table-cell office:value-type="float" office:value="37.8913" calcext:value-type="float">
            <text:p>37.8913</text:p>
          </table:table-cell>
          <table:table-cell office:value-type="float" office:value="43" calcext:value-type="float">
            <text:p>43</text:p>
          </table:table-cell>
          <table:table-cell office:value-type="float" office:value="7074" calcext:value-type="float">
            <text:p>707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04" calcext:value-type="float">
            <text:p>1804</text:p>
          </table:table-cell>
          <table:table-cell office:value-type="float" office:value="46" calcext:value-type="float">
            <text:p>46</text:p>
          </table:table-cell>
          <table:table-cell office:value-type="float" office:value="1141070000" calcext:value-type="float">
            <text:p>1141070000</text:p>
          </table:table-cell>
          <table:table-cell office:value-type="float" office:value="4.95652" calcext:value-type="float">
            <text:p>4.95652</text:p>
          </table:table-cell>
          <table:table-cell office:value-type="float" office:value="56.3478" calcext:value-type="float">
            <text:p>56.3478</text:p>
          </table:table-cell>
          <table:table-cell office:value-type="float" office:value="47" calcext:value-type="float">
            <text:p>47</text:p>
          </table:table-cell>
          <table:table-cell office:value-type="float" office:value="7001" calcext:value-type="float">
            <text:p>70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39" calcext:value-type="float">
            <text:p>1839</text:p>
          </table:table-cell>
          <table:table-cell office:value-type="float" office:value="46" calcext:value-type="float">
            <text:p>46</text:p>
          </table:table-cell>
          <table:table-cell office:value-type="float" office:value="995650000" calcext:value-type="float">
            <text:p>995650000</text:p>
          </table:table-cell>
          <table:table-cell office:value-type="float" office:value="5.02174" calcext:value-type="float">
            <text:p>5.02174</text:p>
          </table:table-cell>
          <table:table-cell office:value-type="float" office:value="32.8913" calcext:value-type="float">
            <text:p>32.8913</text:p>
          </table:table-cell>
          <table:table-cell office:value-type="float" office:value="40" calcext:value-type="float">
            <text:p>40</text:p>
          </table:table-cell>
          <table:table-cell office:value-type="float" office:value="6693" calcext:value-type="float">
            <text:p>66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2" calcext:value-type="float">
            <text:p>1872</text:p>
          </table:table-cell>
          <table:table-cell office:value-type="float" office:value="41" calcext:value-type="float">
            <text:p>41</text:p>
          </table:table-cell>
          <table:table-cell office:value-type="float" office:value="810104000" calcext:value-type="float">
            <text:p>810104000</text:p>
          </table:table-cell>
          <table:table-cell office:value-type="float" office:value="4.56098" calcext:value-type="float">
            <text:p>4.56098</text:p>
          </table:table-cell>
          <table:table-cell office:value-type="float" office:value="24.0732" calcext:value-type="float">
            <text:p>24.0732</text:p>
          </table:table-cell>
          <table:table-cell office:value-type="float" office:value="45" calcext:value-type="float">
            <text:p>45</text:p>
          </table:table-cell>
          <table:table-cell office:value-type="float" office:value="7257" calcext:value-type="float">
            <text:p>72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44" calcext:value-type="float">
            <text:p>1844</text:p>
          </table:table-cell>
          <table:table-cell office:value-type="float" office:value="46" calcext:value-type="float">
            <text:p>46</text:p>
          </table:table-cell>
          <table:table-cell office:value-type="float" office:value="778541000" calcext:value-type="float">
            <text:p>778541000</text:p>
          </table:table-cell>
          <table:table-cell office:value-type="float" office:value="4.17391" calcext:value-type="float">
            <text:p>4.17391</text:p>
          </table:table-cell>
          <table:table-cell office:value-type="float" office:value="23.8696" calcext:value-type="float">
            <text:p>23.8696</text:p>
          </table:table-cell>
          <table:table-cell office:value-type="float" office:value="43" calcext:value-type="float">
            <text:p>43</text:p>
          </table:table-cell>
          <table:table-cell office:value-type="float" office:value="6862" calcext:value-type="float">
            <text:p>68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69" calcext:value-type="float">
            <text:p>1869</text:p>
          </table:table-cell>
          <table:table-cell office:value-type="float" office:value="46" calcext:value-type="float">
            <text:p>46</text:p>
          </table:table-cell>
          <table:table-cell office:value-type="float" office:value="1033370000" calcext:value-type="float">
            <text:p>1033370000</text:p>
          </table:table-cell>
          <table:table-cell office:value-type="float" office:value="5.28261" calcext:value-type="float">
            <text:p>5.28261</text:p>
          </table:table-cell>
          <table:table-cell office:value-type="float" office:value="35.1087" calcext:value-type="float">
            <text:p>35.1087</text:p>
          </table:table-cell>
          <table:table-cell office:value-type="float" office:value="46" calcext:value-type="float">
            <text:p>46</text:p>
          </table:table-cell>
          <table:table-cell office:value-type="float" office:value="7408" calcext:value-type="float">
            <text:p>74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87" calcext:value-type="float">
            <text:p>1887</text:p>
          </table:table-cell>
          <table:table-cell office:value-type="float" office:value="45" calcext:value-type="float">
            <text:p>45</text:p>
          </table:table-cell>
          <table:table-cell office:value-type="float" office:value="950895000" calcext:value-type="float">
            <text:p>950895000</text:p>
          </table:table-cell>
          <table:table-cell office:value-type="float" office:value="4.66667" calcext:value-type="float">
            <text:p>4.66667</text:p>
          </table:table-cell>
          <table:table-cell office:value-type="float" office:value="41.4889" calcext:value-type="float">
            <text:p>41.4889</text:p>
          </table:table-cell>
          <table:table-cell office:value-type="float" office:value="47" calcext:value-type="float">
            <text:p>47</text:p>
          </table:table-cell>
          <table:table-cell office:value-type="float" office:value="7367" calcext:value-type="float">
            <text:p>73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86" calcext:value-type="float">
            <text:p>1886</text:p>
          </table:table-cell>
          <table:table-cell office:value-type="float" office:value="45" calcext:value-type="float">
            <text:p>45</text:p>
          </table:table-cell>
          <table:table-cell office:value-type="float" office:value="1184160000" calcext:value-type="float">
            <text:p>1184160000</text:p>
          </table:table-cell>
          <table:table-cell office:value-type="float" office:value="5.31111" calcext:value-type="float">
            <text:p>5.31111</text:p>
          </table:table-cell>
          <table:table-cell office:value-type="float" office:value="67.1556" calcext:value-type="float">
            <text:p>67.1556</text:p>
          </table:table-cell>
          <table:table-cell office:value-type="float" office:value="44" calcext:value-type="float">
            <text:p>44</text:p>
          </table:table-cell>
          <table:table-cell office:value-type="float" office:value="7078" calcext:value-type="float">
            <text:p>70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49" calcext:value-type="float">
            <text:p>1849</text:p>
          </table:table-cell>
          <table:table-cell office:value-type="float" office:value="46" calcext:value-type="float">
            <text:p>46</text:p>
          </table:table-cell>
          <table:table-cell office:value-type="float" office:value="911963000" calcext:value-type="float">
            <text:p>911963000</text:p>
          </table:table-cell>
          <table:table-cell office:value-type="float" office:value="4.67391" calcext:value-type="float">
            <text:p>4.67391</text:p>
          </table:table-cell>
          <table:table-cell office:value-type="float" office:value="48.8478" calcext:value-type="float">
            <text:p>48.8478</text:p>
          </table:table-cell>
          <table:table-cell office:value-type="float" office:value="45" calcext:value-type="float">
            <text:p>45</text:p>
          </table:table-cell>
          <table:table-cell office:value-type="float" office:value="7240" calcext:value-type="float">
            <text:p>724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86" calcext:value-type="float">
            <text:p>1786</text:p>
          </table:table-cell>
          <table:table-cell office:value-type="float" office:value="46" calcext:value-type="float">
            <text:p>46</text:p>
          </table:table-cell>
          <table:table-cell office:value-type="float" office:value="944871000" calcext:value-type="float">
            <text:p>944871000</text:p>
          </table:table-cell>
          <table:table-cell office:value-type="float" office:value="4.86957" calcext:value-type="float">
            <text:p>4.86957</text:p>
          </table:table-cell>
          <table:table-cell office:value-type="float" office:value="38.6957" calcext:value-type="float">
            <text:p>38.6957</text:p>
          </table:table-cell>
          <table:table-cell office:value-type="float" office:value="42" calcext:value-type="float">
            <text:p>42</text:p>
          </table:table-cell>
          <table:table-cell office:value-type="float" office:value="6759" calcext:value-type="float">
            <text:p>67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55" calcext:value-type="float">
            <text:p>1855</text:p>
          </table:table-cell>
          <table:table-cell office:value-type="float" office:value="43" calcext:value-type="float">
            <text:p>43</text:p>
          </table:table-cell>
          <table:table-cell office:value-type="float" office:value="821360000" calcext:value-type="float">
            <text:p>821360000</text:p>
          </table:table-cell>
          <table:table-cell office:value-type="float" office:value="4.46512" calcext:value-type="float">
            <text:p>4.46512</text:p>
          </table:table-cell>
          <table:table-cell office:value-type="float" office:value="37.5349" calcext:value-type="float">
            <text:p>37.5349</text:p>
          </table:table-cell>
          <table:table-cell office:value-type="float" office:value="42" calcext:value-type="float">
            <text:p>42</text:p>
          </table:table-cell>
          <table:table-cell office:value-type="float" office:value="7328" calcext:value-type="float">
            <text:p>73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80" calcext:value-type="float">
            <text:p>1880</text:p>
          </table:table-cell>
          <table:table-cell office:value-type="float" office:value="46" calcext:value-type="float">
            <text:p>46</text:p>
          </table:table-cell>
          <table:table-cell office:value-type="float" office:value="1091380000" calcext:value-type="float">
            <text:p>1091380000</text:p>
          </table:table-cell>
          <table:table-cell office:value-type="float" office:value="4.78261" calcext:value-type="float">
            <text:p>4.78261</text:p>
          </table:table-cell>
          <table:table-cell office:value-type="float" office:value="33.9565" calcext:value-type="float">
            <text:p>33.9565</text:p>
          </table:table-cell>
          <table:table-cell office:value-type="float" office:value="48" calcext:value-type="float">
            <text:p>48</text:p>
          </table:table-cell>
          <table:table-cell office:value-type="float" office:value="7530" calcext:value-type="float">
            <text:p>753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59" calcext:value-type="float">
            <text:p>1859</text:p>
          </table:table-cell>
          <table:table-cell office:value-type="float" office:value="44" calcext:value-type="float">
            <text:p>44</text:p>
          </table:table-cell>
          <table:table-cell office:value-type="float" office:value="905620000" calcext:value-type="float">
            <text:p>905620000</text:p>
          </table:table-cell>
          <table:table-cell office:value-type="float" office:value="4.93182" calcext:value-type="float">
            <text:p>4.93182</text:p>
          </table:table-cell>
          <table:table-cell office:value-type="float" office:value="40.7273" calcext:value-type="float">
            <text:p>40.7273</text:p>
          </table:table-cell>
          <table:table-cell office:value-type="float" office:value="46" calcext:value-type="float">
            <text:p>46</text:p>
          </table:table-cell>
          <table:table-cell office:value-type="float" office:value="7282" calcext:value-type="float">
            <text:p>728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7" calcext:value-type="float">
            <text:p>1877</text:p>
          </table:table-cell>
          <table:table-cell office:value-type="float" office:value="44" calcext:value-type="float">
            <text:p>44</text:p>
          </table:table-cell>
          <table:table-cell office:value-type="float" office:value="957206000" calcext:value-type="float">
            <text:p>957206000</text:p>
          </table:table-cell>
          <table:table-cell office:value-type="float" office:value="4.84091" calcext:value-type="float">
            <text:p>4.84091</text:p>
          </table:table-cell>
          <table:table-cell office:value-type="float" office:value="34.6591" calcext:value-type="float">
            <text:p>34.6591</text:p>
          </table:table-cell>
          <table:table-cell office:value-type="float" office:value="46" calcext:value-type="float">
            <text:p>46</text:p>
          </table:table-cell>
          <table:table-cell office:value-type="float" office:value="7329" calcext:value-type="float">
            <text:p>73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8" calcext:value-type="float">
            <text:p>1878</text:p>
          </table:table-cell>
          <table:table-cell office:value-type="float" office:value="46" calcext:value-type="float">
            <text:p>46</text:p>
          </table:table-cell>
          <table:table-cell office:value-type="float" office:value="986063000" calcext:value-type="float">
            <text:p>986063000</text:p>
          </table:table-cell>
          <table:table-cell office:value-type="float" office:value="4.58696" calcext:value-type="float">
            <text:p>4.58696</text:p>
          </table:table-cell>
          <table:table-cell office:value-type="float" office:value="39.3043" calcext:value-type="float">
            <text:p>39.3043</text:p>
          </table:table-cell>
          <table:table-cell office:value-type="float" office:value="47" calcext:value-type="float">
            <text:p>47</text:p>
          </table:table-cell>
          <table:table-cell office:value-type="float" office:value="7319" calcext:value-type="float">
            <text:p>73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87" calcext:value-type="float">
            <text:p>1887</text:p>
          </table:table-cell>
          <table:table-cell office:value-type="float" office:value="43" calcext:value-type="float">
            <text:p>43</text:p>
          </table:table-cell>
          <table:table-cell office:value-type="float" office:value="993071000" calcext:value-type="float">
            <text:p>993071000</text:p>
          </table:table-cell>
          <table:table-cell office:value-type="float" office:value="4.7907" calcext:value-type="float">
            <text:p>4.7907</text:p>
          </table:table-cell>
          <table:table-cell office:value-type="float" office:value="32.7907" calcext:value-type="float">
            <text:p>32.7907</text:p>
          </table:table-cell>
          <table:table-cell office:value-type="float" office:value="47" calcext:value-type="float">
            <text:p>47</text:p>
          </table:table-cell>
          <table:table-cell office:value-type="float" office:value="7365" calcext:value-type="float">
            <text:p>736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36" calcext:value-type="float">
            <text:p>1836</text:p>
          </table:table-cell>
          <table:table-cell office:value-type="float" office:value="46" calcext:value-type="float">
            <text:p>46</text:p>
          </table:table-cell>
          <table:table-cell office:value-type="float" office:value="762080000" calcext:value-type="float">
            <text:p>762080000</text:p>
          </table:table-cell>
          <table:table-cell office:value-type="float" office:value="4.47826" calcext:value-type="float">
            <text:p>4.47826</text:p>
          </table:table-cell>
          <table:table-cell office:value-type="float" office:value="23.3913" calcext:value-type="float">
            <text:p>23.3913</text:p>
          </table:table-cell>
          <table:table-cell office:value-type="float" office:value="43" calcext:value-type="float">
            <text:p>43</text:p>
          </table:table-cell>
          <table:table-cell office:value-type="float" office:value="7288" calcext:value-type="float">
            <text:p>728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82" calcext:value-type="float">
            <text:p>1882</text:p>
          </table:table-cell>
          <table:table-cell office:value-type="float" office:value="46" calcext:value-type="float">
            <text:p>46</text:p>
          </table:table-cell>
          <table:table-cell office:value-type="float" office:value="1183180000" calcext:value-type="float">
            <text:p>1183180000</text:p>
          </table:table-cell>
          <table:table-cell office:value-type="float" office:value="4.95652" calcext:value-type="float">
            <text:p>4.95652</text:p>
          </table:table-cell>
          <table:table-cell office:value-type="float" office:value="56.3043" calcext:value-type="float">
            <text:p>56.3043</text:p>
          </table:table-cell>
          <table:table-cell office:value-type="float" office:value="43" calcext:value-type="float">
            <text:p>43</text:p>
          </table:table-cell>
          <table:table-cell office:value-type="float" office:value="7026" calcext:value-type="float">
            <text:p>702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87" calcext:value-type="float">
            <text:p>1887</text:p>
          </table:table-cell>
          <table:table-cell office:value-type="float" office:value="46" calcext:value-type="float">
            <text:p>46</text:p>
          </table:table-cell>
          <table:table-cell office:value-type="float" office:value="951889000" calcext:value-type="float">
            <text:p>951889000</text:p>
          </table:table-cell>
          <table:table-cell office:value-type="float" office:value="5.28261" calcext:value-type="float">
            <text:p>5.28261</text:p>
          </table:table-cell>
          <table:table-cell office:value-type="float" office:value="54.9565" calcext:value-type="float">
            <text:p>54.9565</text:p>
          </table:table-cell>
          <table:table-cell office:value-type="float" office:value="45" calcext:value-type="float">
            <text:p>45</text:p>
          </table:table-cell>
          <table:table-cell office:value-type="float" office:value="7185" calcext:value-type="float">
            <text:p>718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1" calcext:value-type="float">
            <text:p>1871</text:p>
          </table:table-cell>
          <table:table-cell office:value-type="float" office:value="46" calcext:value-type="float">
            <text:p>46</text:p>
          </table:table-cell>
          <table:table-cell office:value-type="float" office:value="1010990000" calcext:value-type="float">
            <text:p>1010990000</text:p>
          </table:table-cell>
          <table:table-cell office:value-type="float" office:value="4.80435" calcext:value-type="float">
            <text:p>4.80435</text:p>
          </table:table-cell>
          <table:table-cell office:value-type="float" office:value="55.413" calcext:value-type="float">
            <text:p>55.413</text:p>
          </table:table-cell>
          <table:table-cell office:value-type="float" office:value="46" calcext:value-type="float">
            <text:p>46</text:p>
          </table:table-cell>
          <table:table-cell office:value-type="float" office:value="7650" calcext:value-type="float">
            <text:p>765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33" calcext:value-type="float">
            <text:p>1833</text:p>
          </table:table-cell>
          <table:table-cell office:value-type="float" office:value="44" calcext:value-type="float">
            <text:p>44</text:p>
          </table:table-cell>
          <table:table-cell office:value-type="float" office:value="792861000" calcext:value-type="float">
            <text:p>792861000</text:p>
          </table:table-cell>
          <table:table-cell office:value-type="float" office:value="4.56818" calcext:value-type="float">
            <text:p>4.56818</text:p>
          </table:table-cell>
          <table:table-cell office:value-type="float" office:value="23.9318" calcext:value-type="float">
            <text:p>23.9318</text:p>
          </table:table-cell>
          <table:table-cell office:value-type="float" office:value="46" calcext:value-type="float">
            <text:p>46</text:p>
          </table:table-cell>
          <table:table-cell office:value-type="float" office:value="7289" calcext:value-type="float">
            <text:p>728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55" calcext:value-type="float">
            <text:p>1855</text:p>
          </table:table-cell>
          <table:table-cell office:value-type="float" office:value="46" calcext:value-type="float">
            <text:p>46</text:p>
          </table:table-cell>
          <table:table-cell office:value-type="float" office:value="811580000" calcext:value-type="float">
            <text:p>811580000</text:p>
          </table:table-cell>
          <table:table-cell office:value-type="float" office:value="4.13043" calcext:value-type="float">
            <text:p>4.13043</text:p>
          </table:table-cell>
          <table:table-cell office:value-type="float" office:value="35.4565" calcext:value-type="float">
            <text:p>35.4565</text:p>
          </table:table-cell>
          <table:table-cell office:value-type="float" office:value="45" calcext:value-type="float">
            <text:p>45</text:p>
          </table:table-cell>
          <table:table-cell office:value-type="float" office:value="7136" calcext:value-type="float">
            <text:p>713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64" calcext:value-type="float">
            <text:p>1864</text:p>
          </table:table-cell>
          <table:table-cell office:value-type="float" office:value="44" calcext:value-type="float">
            <text:p>44</text:p>
          </table:table-cell>
          <table:table-cell office:value-type="float" office:value="719524000" calcext:value-type="float">
            <text:p>719524000</text:p>
          </table:table-cell>
          <table:table-cell office:value-type="float" office:value="4.34091" calcext:value-type="float">
            <text:p>4.34091</text:p>
          </table:table-cell>
          <table:table-cell office:value-type="float" office:value="26.9318" calcext:value-type="float">
            <text:p>26.9318</text:p>
          </table:table-cell>
          <table:table-cell office:value-type="float" office:value="41" calcext:value-type="float">
            <text:p>41</text:p>
          </table:table-cell>
          <table:table-cell office:value-type="float" office:value="7059" calcext:value-type="float">
            <text:p>705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31" calcext:value-type="float">
            <text:p>1831</text:p>
          </table:table-cell>
          <table:table-cell office:value-type="float" office:value="44" calcext:value-type="float">
            <text:p>44</text:p>
          </table:table-cell>
          <table:table-cell office:value-type="float" office:value="749347000" calcext:value-type="float">
            <text:p>749347000</text:p>
          </table:table-cell>
          <table:table-cell office:value-type="float" office:value="4.43182" calcext:value-type="float">
            <text:p>4.43182</text:p>
          </table:table-cell>
          <table:table-cell office:value-type="float" office:value="24.5909" calcext:value-type="float">
            <text:p>24.5909</text:p>
          </table:table-cell>
          <table:table-cell office:value-type="float" office:value="44" calcext:value-type="float">
            <text:p>44</text:p>
          </table:table-cell>
          <table:table-cell office:value-type="float" office:value="7303" calcext:value-type="float">
            <text:p>730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97" calcext:value-type="float">
            <text:p>1897</text:p>
          </table:table-cell>
          <table:table-cell office:value-type="float" office:value="46" calcext:value-type="float">
            <text:p>46</text:p>
          </table:table-cell>
          <table:table-cell office:value-type="float" office:value="851362000" calcext:value-type="float">
            <text:p>851362000</text:p>
          </table:table-cell>
          <table:table-cell office:value-type="float" office:value="4.19565" calcext:value-type="float">
            <text:p>4.19565</text:p>
          </table:table-cell>
          <table:table-cell office:value-type="float" office:value="26.5435" calcext:value-type="float">
            <text:p>26.5435</text:p>
          </table:table-cell>
          <table:table-cell office:value-type="float" office:value="46" calcext:value-type="float">
            <text:p>46</text:p>
          </table:table-cell>
          <table:table-cell office:value-type="float" office:value="7315" calcext:value-type="float">
            <text:p>73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37" calcext:value-type="float">
            <text:p>1837</text:p>
          </table:table-cell>
          <table:table-cell office:value-type="float" office:value="45" calcext:value-type="float">
            <text:p>45</text:p>
          </table:table-cell>
          <table:table-cell office:value-type="float" office:value="913455000" calcext:value-type="float">
            <text:p>913455000</text:p>
          </table:table-cell>
          <table:table-cell office:value-type="float" office:value="4.82222" calcext:value-type="float">
            <text:p>4.82222</text:p>
          </table:table-cell>
          <table:table-cell office:value-type="float" office:value="37.7556" calcext:value-type="float">
            <text:p>37.7556</text:p>
          </table:table-cell>
          <table:table-cell office:value-type="float" office:value="43" calcext:value-type="float">
            <text:p>43</text:p>
          </table:table-cell>
          <table:table-cell office:value-type="float" office:value="6941" calcext:value-type="float">
            <text:p>694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6" calcext:value-type="float">
            <text:p>1876</text:p>
          </table:table-cell>
          <table:table-cell office:value-type="float" office:value="46" calcext:value-type="float">
            <text:p>46</text:p>
          </table:table-cell>
          <table:table-cell office:value-type="float" office:value="877032000" calcext:value-type="float">
            <text:p>877032000</text:p>
          </table:table-cell>
          <table:table-cell office:value-type="float" office:value="5.15217" calcext:value-type="float">
            <text:p>5.15217</text:p>
          </table:table-cell>
          <table:table-cell office:value-type="float" office:value="41.0652" calcext:value-type="float">
            <text:p>41.0652</text:p>
          </table:table-cell>
          <table:table-cell office:value-type="float" office:value="45" calcext:value-type="float">
            <text:p>45</text:p>
          </table:table-cell>
          <table:table-cell office:value-type="float" office:value="7228" calcext:value-type="float">
            <text:p>72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64" calcext:value-type="float">
            <text:p>1864</text:p>
          </table:table-cell>
          <table:table-cell office:value-type="float" office:value="40" calcext:value-type="float">
            <text:p>40</text:p>
          </table:table-cell>
          <table:table-cell office:value-type="float" office:value="815987000" calcext:value-type="float">
            <text:p>815987000</text:p>
          </table:table-cell>
          <table:table-cell office:value-type="float" office:value="4.575" calcext:value-type="float">
            <text:p>4.575</text:p>
          </table:table-cell>
          <table:table-cell office:value-type="float" office:value="15.475" calcext:value-type="float">
            <text:p>15.475</text:p>
          </table:table-cell>
          <table:table-cell office:value-type="float" office:value="42" calcext:value-type="float">
            <text:p>42</text:p>
          </table:table-cell>
          <table:table-cell office:value-type="float" office:value="6983" calcext:value-type="float">
            <text:p>698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796" calcext:value-type="float">
            <text:p>1796</text:p>
          </table:table-cell>
          <table:table-cell office:value-type="float" office:value="46" calcext:value-type="float">
            <text:p>46</text:p>
          </table:table-cell>
          <table:table-cell office:value-type="float" office:value="940593000" calcext:value-type="float">
            <text:p>940593000</text:p>
          </table:table-cell>
          <table:table-cell office:value-type="float" office:value="4.71739" calcext:value-type="float">
            <text:p>4.71739</text:p>
          </table:table-cell>
          <table:table-cell office:value-type="float" office:value="42.8696" calcext:value-type="float">
            <text:p>42.8696</text:p>
          </table:table-cell>
          <table:table-cell office:value-type="float" office:value="45" calcext:value-type="float">
            <text:p>45</text:p>
          </table:table-cell>
          <table:table-cell office:value-type="float" office:value="7013" calcext:value-type="float">
            <text:p>701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46" calcext:value-type="float">
            <text:p>46</text:p>
          </table:table-cell>
          <table:table-cell office:value-type="float" office:value="1877" calcext:value-type="float">
            <text:p>1877</text:p>
          </table:table-cell>
          <table:table-cell office:value-type="float" office:value="45" calcext:value-type="float">
            <text:p>45</text:p>
          </table:table-cell>
          <table:table-cell office:value-type="float" office:value="1180140000" calcext:value-type="float">
            <text:p>1180140000</text:p>
          </table:table-cell>
          <table:table-cell office:value-type="float" office:value="5.04444" calcext:value-type="float">
            <text:p>5.04444</text:p>
          </table:table-cell>
          <table:table-cell office:value-type="float" office:value="58.4444" calcext:value-type="float">
            <text:p>58.4444</text:p>
          </table:table-cell>
          <table:table-cell office:value-type="float" office:value="46" calcext:value-type="float">
            <text:p>46</text:p>
          </table:table-cell>
          <table:table-cell office:value-type="float" office:value="7257" calcext:value-type="float">
            <text:p>72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34" meta:object-count="0"/>
    <meta:generator>LibreOffice/6.0.6.2$Linux_X86_64 LibreOffice_project/00m0$Build-2</meta:generator>
  </office:meta>
</office:document-meta>
</file>